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合并webgl_decal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14T14:59:50.779509918</dc:date>
    <meta:editing-duration>P1DT3H34M37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297" meta:character-count="550" meta:non-whitespace-character-count="528"/>
  </office:meta>
</office:document-meta>
</file>